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98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9717in"/>
    </style:style>
    <style:style style:name="co5" style:family="table-column">
      <style:table-column-properties fo:break-before="auto" style:column-width="4.5382in"/>
    </style:style>
    <style:style style:name="co6" style:family="table-column">
      <style:table-column-properties fo:break-before="auto" style:column-width="3.752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bob/Projects/pACsAT_dEV_rEVc_230907/pACsAT_dEV_rEVc_230907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07 Sep 2023 02:08:01 PM CD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7-7.0.7~ubuntu22.04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table:formula="of:=SUM([.B7:.B105])"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3, C4, C5, C6, C7, C8, C9, C10, C31, C32, C76, C77, C78, C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2" office:value-type="string" calcext:value-type="string">
            <text:p><text:span text:style-name="T1"><text:a xlink:href="https://www.mouser.com/ProductDetail/KYOCERA-AVX/KGM15BR71E104KT?qs=sGAEpiMZZMuMW9TJLBQkXqLYvz3DzaXf5cKGRMGz%2Fc0%3D" xlink:type="simple">KGM15BR71E104KT</text:a>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6R0DAT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, C86, C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<text:s/>GCM188R71E474KA64J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, C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GRT31CC71E226ME13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8, C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2220_5650Metric_Pad1.97x5.40mm_HandSolder</text:p>
          </table:table-cell>
          <table:table-cell table:style-name="ce1" office:value-type="float" office:value="885012214004" calcext:value-type="float">
            <text:p>88501221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9, C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C102K4Z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, C94, C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2220_5650Metric_Pad1.97x5.40mm_HandSolder</text:p>
          </table:table-cell>
          <table:table-cell office:value-type="string" calcext:value-type="string">
            <text:p><text:s/>22203C226K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2, C96, C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GRJ31CC71E106KE11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7, C98, C99, C100, C101, C121, C122, C1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08053C105K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p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GRM0335C1E5R1BA0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10JAT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, C406, C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p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5R6K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7, C158, C201, C202, C301, C302, C409, C410, C501, C701, C7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p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4R3B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9, C160, C163, C203, C204, C207, C303, C304, C307, C411, C412, C415, C504, C505, C5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C0603C103K3HAC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, C205, C305, C413, C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8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6R8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2, C206, C306, C407, C408, C414, C5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00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1, C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270JAT2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20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R0B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2, C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220JAT2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2013C222K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2, C603, C6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 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C0603C104K3RAC701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04, C605, C606, C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C0603C105K3RAC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1, C652, C653, C6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C0603C104K3RAC701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5, C713, C715, C716, C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222JAT2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80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8, C7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50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9, C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101JAT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06033A560JAT2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S Q976-NR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<text:s/>SML-D12Y1WT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SML-D12D1WT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LS Q976-NR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6, D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521CS30L,315 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RB521CS30L,31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651, FB6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FBMH1608HM101-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701, FB7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743019447" calcext:value-type="float">
            <text:p>274301944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table:style-name="ce1" office:value-type="float" office:value="2743019447" calcext:value-type="float">
            <text:p>2743019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5</text:p>
          </table:table-cell>
          <table:table-cell office:value-type="string" calcext:value-type="string">
            <text:p>PacSatDev_samtec:FTSH-105-01-L-DV-K</text:p>
          </table:table-cell>
          <table:table-cell office:value-type="string" calcext:value-type="string">
            <text:p>FTSH-105-01-L-DV-001-K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68046-605P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6, L87, L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210_3225Metric_Pad1.42x2.65mm_HandSolder</text:p>
          </table:table-cell>
          <table:table-cell office:value-type="string" calcext:value-type="string">
            <text:p>LQH31MN3R3J0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51, L158, L201, L301, L408, L50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0 OH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MCT0603MZ0000Z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52, L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N27NJ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54, L155, L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P03TN43NH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56, L157, L7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NR10J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0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P03TN20NH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02, L403, L501, L502, L503, L5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5HN68NJ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04, L405, L6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W18ASR12G0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06, L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W18ANR15J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W21HNR47J00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urata:L_0603</text:p>
          </table:table-cell>
          <table:table-cell office:value-type="string" calcext:value-type="string">
            <text:p>LQG18HN18NJ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H1N2S00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5, L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n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H5N6S00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n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H6N8J00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H2N7S00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n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G18HH8N2J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4x26_Pin</text:p>
          </table:table-cell>
          <table:table-cell office:value-type="string" calcext:value-type="string">
            <text:p>Conn_PC104</text:p>
          </table:table-cell>
          <table:table-cell office:value-type="string" calcext:value-type="string">
            <text:p>PacSatDev_misc:PacSat_Dev_4_26</text:p>
          </table:table-cell>
          <table:table-cell office:value-type="string" calcext:value-type="string">
            <text:p>PTHF-126-02-GF-Q-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601, PS6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D4PS+1</text:p>
          </table:table-cell>
          <table:table-cell office:value-type="string" calcext:value-type="string">
            <text:p>PacSatDev_MiniCircuits:CJ725</text:p>
          </table:table-cell>
          <table:table-cell table:formula="of:=[.C62]" office:value-type="string" office:string-value="AD4PS+1" calcext:value-type="string">
            <text:p>AD4PS+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AV-331+</text:p>
          </table:table-cell>
          <table:table-cell office:value-type="string" calcext:value-type="string">
            <text:p>PacSatDev_misc:TB-471</text:p>
          </table:table-cell>
          <table:table-cell office:value-type="string" calcext:value-type="string">
            <text:p>SAV-331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PS1100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TPS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F05MS004NT1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ATF05MS004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3, R4, R5, R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CRCW060313K3F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 R7, R8, R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3001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0, R11, R12, R92, R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W06031K00F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2401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6, R87, R108, R109, R152, R153, R202, R203, R302, R303, R402, R403, R502, R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MZ0000Z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8, R98, R99, R28, R29, R30, R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4701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W060310R0FH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, R94, R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k8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W060345K9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3k 1%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W0603143KB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7, R100, R107, R110, R602, R651, R652, R801, R802, R803, R804, R805, R806, R807, R808, R809, R90, R91, R105, R1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1002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T1206Z2743BG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string" calcext:value-type="string">
            <text:p>PLTT1206Z2743BG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T1206Z0303BG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10_3225Metric_Pad1.30x2.65mm_HandSolder</text:p>
          </table:table-cell>
          <table:table-cell office:value-type="string" calcext:value-type="string">
            <text:p>PLTT1206Z0303BG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TT1206Z0011BG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PLTT1206Z0011BG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1, R201, R301, R401, R501, R61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U060350R0BZEN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Me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4994FP500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TNPW06032K00B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T0603BRE075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E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1004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01, R70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MCT06030C2209FP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4-1WT+</text:p>
          </table:table-cell>
          <table:table-cell office:value-type="string" calcext:value-type="string">
            <text:p>Transformer_1P_SS</text:p>
          </table:table-cell>
          <table:table-cell office:value-type="string" calcext:value-type="string">
            <text:p>RF_Mini-Circuits:Mini-Circuits_CD542_H2.84mm</text:p>
          </table:table-cell>
          <table:table-cell office:value-type="string" calcext:value-type="string">
            <text:p>ADT4-1WT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S570LS0914PGE</text:p>
          </table:table-cell>
          <table:table-cell office:value-type="string" calcext:value-type="string">
            <text:p>PacSatDev_ti:TQFP-144_20x20mm_Pitch0.5mm</text:p>
          </table:table-cell>
          <table:table-cell office:value-type="string" calcext:value-type="string">
            <text:p>TMS570LS0914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28E83Q+T</text:p>
          </table:table-cell>
          <table:table-cell office:value-type="string" calcext:value-type="string">
            <text:p>DS28E83</text:p>
          </table:table-cell>
          <table:table-cell office:value-type="string" calcext:value-type="string">
            <text:p>PacSatDev_maxim:TDFN_T633_2</text:p>
          </table:table-cell>
          <table:table-cell office:value-type="string" calcext:value-type="string">
            <text:p>DS28E83Q+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1331TETB+</text:p>
          </table:table-cell>
          <table:table-cell office:value-type="string" calcext:value-type="string">
            <text:p>MAX31331</text:p>
          </table:table-cell>
          <table:table-cell office:value-type="string" calcext:value-type="string">
            <text:p>Package_DFN_QFN:TDFN-10-1EP_2x3mm_P0.5mm_EP0.9x2mm</text:p>
          </table:table-cell>
          <table:table-cell table:formula="of:=[.C88]" office:value-type="string" office:string-value="MAX31331TETB+" calcext:value-type="string">
            <text:p>MAX31331TET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9, U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31725MTA+</text:p>
          </table:table-cell>
          <table:table-cell office:value-type="string" calcext:value-type="string">
            <text:p>MAX31725</text:p>
          </table:table-cell>
          <table:table-cell office:value-type="string" calcext:value-type="string">
            <text:p>PacSatDev_maxim:TDFN_T833_2</text:p>
          </table:table-cell>
          <table:table-cell table:formula="of:=[.C89]" office:value-type="string" office:string-value="MAX31725MTA+" calcext:value-type="string">
            <text:p>MAX31725MTA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6, U77, U78, U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25H40CDE</text:p>
          </table:table-cell>
          <table:table-cell office:value-type="string" calcext:value-type="string">
            <text:p>MR25H40_2</text:p>
          </table:table-cell>
          <table:table-cell office:value-type="string" calcext:value-type="string">
            <text:p>PacSatDev_everspin:MR2xH40_DFN_SmallFlag</text:p>
          </table:table-cell>
          <table:table-cell table:formula="of:=[.C90]" office:value-type="string" office:string-value="MR25H40CDE" calcext:value-type="string">
            <text:p>MR25H40C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7A7001DDA</text:p>
          </table:table-cell>
          <table:table-cell office:value-type="string" calcext:value-type="string">
            <text:p>Package_SO:TI_SO-PowerPAD-8</text:p>
          </table:table-cell>
          <table:table-cell table:formula="of:=[.C91]" office:value-type="string" office:string-value="TPS7A7001DDA" calcext:value-type="string">
            <text:p>TPS7A7001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556EBT+</text:p>
          </table:table-cell>
          <table:table-cell office:value-type="string" calcext:value-type="string">
            <text:p>MAX1556A</text:p>
          </table:table-cell>
          <table:table-cell office:value-type="string" calcext:value-type="string">
            <text:p>PacSatDev_maxim:TDFN_T1033_1</text:p>
          </table:table-cell>
          <table:table-cell table:formula="of:=[.C92]" office:value-type="string" office:string-value="MAX1556EBT+" calcext:value-type="string">
            <text:p>MAX1556EBT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556A</text:p>
          </table:table-cell>
          <table:table-cell office:value-type="string" calcext:value-type="string">
            <text:p>PacSatDev_maxim:TDFN_T1033_1</text:p>
          </table:table-cell>
          <table:table-cell table:formula="of:=[.C93]" office:value-type="string" office:string-value="MAX1556A" calcext:value-type="string">
            <text:p>MAX155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0, U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WD100NYWY3F</text:p>
          </table:table-cell>
          <table:table-cell office:value-type="string" calcext:value-type="string">
            <text:p>Package_TO_SOT_SMD:SOT-353_SC-70-5</text:p>
          </table:table-cell>
          <table:table-cell table:formula="of:=[.C94]" office:value-type="string" office:string-value="STWD100NYWY3F" calcext:value-type="string">
            <text:p>STWD100NYWY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1, U92, U93, U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4995ALAUT</text:p>
          </table:table-cell>
          <table:table-cell office:value-type="string" calcext:value-type="string">
            <text:p>MAX4995_1</text:p>
          </table:table-cell>
          <table:table-cell office:value-type="string" calcext:value-type="string">
            <text:p>Package_TO_SOT_SMD:SOT-23-6_Handsoldering</text:p>
          </table:table-cell>
          <table:table-cell table:formula="of:=[.C95]" office:value-type="string" office:string-value="MAX4995ALAUT" calcext:value-type="string">
            <text:p>MAX4995ALA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.FL-R-SMT(10)</text:p>
          </table:table-cell>
          <table:table-cell office:value-type="string" calcext:value-type="string">
            <text:p>U_FL</text:p>
          </table:table-cell>
          <table:table-cell office:value-type="string" calcext:value-type="string">
            <text:p>PacSatDev_misc:U_FL</text:p>
          </table:table-cell>
          <table:table-cell office:value-type="string" calcext:value-type="string">
            <text:p>U.FL-R-SMT-1(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56, U205, U305, U405, U5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X5043</text:p>
          </table:table-cell>
          <table:table-cell office:value-type="string" calcext:value-type="string">
            <text:p>PacSatDev_onsemi:QFN28</text:p>
          </table:table-cell>
          <table:table-cell table:formula="of:=[.C97]" office:value-type="string" office:string-value="AX5043" calcext:value-type="string">
            <text:p>AX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LP3905</text:p>
          </table:table-cell>
          <table:table-cell office:value-type="string" calcext:value-type="string">
            <text:p>Package_SO:SO-6_4.4x3.6mm_P1.27mm</text:p>
          </table:table-cell>
          <table:table-cell table:formula="of:=[.C98]" office:value-type="string" office:string-value="TLP3905" calcext:value-type="string">
            <text:p>TLP3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6657AHMS8-2.5</text:p>
          </table:table-cell>
          <table:table-cell office:value-type="string" calcext:value-type="string">
            <text:p>Package_SO:MSOP-8_3x3mm_P0.65mm</text:p>
          </table:table-cell>
          <table:table-cell table:formula="of:=[.C99]" office:value-type="string" office:string-value="LT6657AHMS8-2.5" calcext:value-type="string">
            <text:p>LT6657AHMS8-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P-140+</text:p>
          </table:table-cell>
          <table:table-cell office:value-type="string" calcext:value-type="string">
            <text:p>RBP-140+_1</text:p>
          </table:table-cell>
          <table:table-cell office:value-type="string" calcext:value-type="string">
            <text:p>RF_Mini-Circuits:Mini-Circuits_GP731</text:p>
          </table:table-cell>
          <table:table-cell table:formula="of:=[.C100]" office:value-type="string" office:string-value="RBP-140+" calcext:value-type="string">
            <text:p>RBP-140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CLVC1106</text:p>
          </table:table-cell>
          <table:table-cell office:value-type="string" calcext:value-type="string">
            <text:p>CDCLVP1106</text:p>
          </table:table-cell>
          <table:table-cell office:value-type="string" calcext:value-type="string">
            <text:p>Package_SO:HTSSOP-14-1EP_4.4x5mm_P0.65mm_EP3.4x5mm_Mask3x3.1mm</text:p>
          </table:table-cell>
          <table:table-cell table:formula="of:=[.C101]" office:value-type="string" office:string-value="CDCLVC1106" calcext:value-type="string">
            <text:p>CDCLVC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acSatDev_misc:L_Murata_LQH2MCNxxxx02_2.0x1.6mm</text:p>
          </table:table-cell>
          <table:table-cell office:value-type="string" calcext:value-type="string">
            <text:p>LQW18AS4N7G0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BP-425+</text:p>
          </table:table-cell>
          <table:table-cell office:value-type="string" calcext:value-type="string">
            <text:p>SXBP-202</text:p>
          </table:table-cell>
          <table:table-cell office:value-type="string" calcext:value-type="string">
            <text:p>PacSatDev_misc:Mini-Circuits_HF1139_LandPatternPL-230</text:p>
          </table:table-cell>
          <table:table-cell table:formula="of:=[.C103]" office:value-type="string" office:string-value="SXBP-425+" calcext:value-type="string">
            <text:p>SXBP-425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26T-32.768KHZ-6B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AT310_D3.0mm_L10.0mm_Horizontal</text:p>
          </table:table-cell>
          <table:table-cell table:formula="of:=[.C104]" office:value-type="string" office:string-value="AB26T-32.768KHZ-6B" calcext:value-type="string">
            <text:p>AB26T-32.768KHZ-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S160X2CAT</text:p>
          </table:table-cell>
          <table:table-cell office:value-type="string" calcext:value-type="string">
            <text:p>FT5HV</text:p>
          </table:table-cell>
          <table:table-cell office:value-type="string" calcext:value-type="string">
            <text:p>PacSatDev_misc:Oscillator_SMD_CTS_4X5mm</text:p>
          </table:table-cell>
          <table:table-cell table:formula="of:=[.C105]" office:value-type="string" office:string-value="588S160X2CAT" calcext:value-type="string">
            <text:p>588S160X2CA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151, C152, C153, C402, C7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older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0T13:50:17.907667686</dc:date>
    <meta:editing-duration>PT3H53M28S</meta:editing-duration>
    <meta:editing-cycles>28</meta:editing-cycles>
    <meta:generator>LibreOffice/7.3.7.2$Linux_X86_64 LibreOffice_project/30$Build-2</meta:generator>
    <meta:document-statistic meta:table-count="1" meta:cell-count="618" meta:object-count="0"/>
  </office:meta>
</office:document-meta>
</file>